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office:font-face-decls>
  <office:automatic-styles>
    <style:style style:name="P1" style:family="paragraph" style:parent-style-name="Standard">
      <style:paragraph-properties fo:margin-top="0in" fo:margin-bottom="0.139in" style:contextual-spacing="false" fo:line-height="115%" fo:text-align="center" style:justify-single-word="false" fo:orphans="0" fo:widows="0"/>
      <style:text-properties style:font-name="Consolas" fo:font-size="11pt" fo:language="en" fo:country="US" fo:font-style="normal" style:text-underline-style="none" fo:font-weight="normal" style:font-size-asian="11pt" style:font-style-asian="normal" style:font-weight-asian="normal"/>
    </style:style>
    <style:style style:name="P2" style:family="paragraph" style:parent-style-name="Standard">
      <style:paragraph-properties fo:margin-top="0in" fo:margin-bottom="0.139in" style:contextual-spacing="false" fo:line-height="115%" fo:orphans="0" fo:widows="0"/>
      <style:text-properties style:font-name="Consolas" fo:font-size="11pt" fo:language="en" fo:country="US" fo:font-style="normal" style:text-underline-style="none" fo:font-weight="normal" style:font-size-asian="11pt" style:font-style-asian="normal" style:font-weight-asian="normal"/>
    </style:style>
    <style:style style:name="P3" style:family="paragraph" style:parent-style-name="Standard">
      <style:paragraph-properties fo:margin-top="0in" fo:margin-bottom="0.139in" style:contextual-spacing="false" fo:line-height="115%" fo:orphans="0" fo:widows="0"/>
      <style:text-properties style:font-name="Consolas" fo:font-size="11pt" fo:language="en" fo:country="US" fo:font-style="normal" style:text-underline-style="none" fo:font-weight="normal" officeooo:rsid="00134455" officeooo:paragraph-rsid="00134455" style:font-size-asian="11pt" style:font-style-asian="normal" style:font-weight-asian="normal" style:font-weight-complex="normal"/>
    </style:style>
    <style:style style:name="P4" style:family="paragraph" style:parent-style-name="Standard">
      <style:paragraph-properties fo:margin-top="0in" fo:margin-bottom="0.139in" style:contextual-spacing="false" fo:line-height="115%" fo:orphans="0" fo:widows="0"/>
      <style:text-properties style:font-name="Consolas" fo:font-size="11pt" fo:language="en" fo:country="US" fo:font-style="normal" style:text-underline-style="none" fo:font-weight="normal" officeooo:rsid="00153932" officeooo:paragraph-rsid="00153932" style:font-size-asian="11pt" style:font-style-asian="normal" style:font-weight-asian="normal" style:font-weight-complex="normal"/>
    </style:style>
    <style:style style:name="P5" style:family="paragraph" style:parent-style-name="Standard">
      <style:paragraph-properties fo:margin-top="0in" fo:margin-bottom="0.139in" style:contextual-spacing="false" fo:line-height="115%" fo:orphans="0" fo:widows="0"/>
      <style:text-properties style:font-name="Consolas" fo:font-size="11pt" fo:language="en" fo:country="US" fo:font-style="normal" style:text-underline-style="none" fo:font-weight="normal" officeooo:rsid="0015ec15" officeooo:paragraph-rsid="0015ec15" style:font-size-asian="11pt" style:font-style-asian="normal" style:font-weight-asian="normal" style:font-weight-complex="normal"/>
    </style:style>
    <style:style style:name="P6" style:family="paragraph" style:parent-style-name="Standard">
      <style:paragraph-properties fo:margin-top="0in" fo:margin-bottom="0.139in" style:contextual-spacing="false" fo:line-height="115%" fo:orphans="0" fo:widows="0"/>
      <style:text-properties style:font-name="Consolas" fo:font-size="11pt" fo:language="en" fo:country="US" fo:font-style="normal" style:text-underline-style="none" fo:font-weight="bold" officeooo:rsid="000ec6b2" officeooo:paragraph-rsid="000ec6b2" style:font-size-asian="11pt" style:font-style-asian="normal" style:font-weight-asian="bold" style:font-weight-complex="bold"/>
    </style:style>
    <style:style style:name="P7" style:family="paragraph" style:parent-style-name="Standard">
      <style:paragraph-properties fo:margin-top="0in" fo:margin-bottom="0.139in" style:contextual-spacing="false" fo:line-height="115%" fo:orphans="0" fo:widows="0"/>
      <style:text-properties style:font-name="Consolas" fo:font-size="11pt" fo:language="en" fo:country="US" fo:font-style="normal" style:text-underline-style="none" fo:font-weight="bold" officeooo:rsid="00134455" officeooo:paragraph-rsid="00134455" style:font-size-asian="11pt" style:font-style-asian="normal" style:font-weight-asian="bold" style:font-weight-complex="bold"/>
    </style:style>
    <style:style style:name="P8" style:family="paragraph" style:parent-style-name="Standard">
      <style:paragraph-properties fo:margin-top="0in" fo:margin-bottom="0.139in" style:contextual-spacing="false" fo:line-height="115%" fo:orphans="0" fo:widows="0"/>
      <style:text-properties style:font-name="Consolas" fo:font-size="11pt" fo:language="en" fo:country="US" fo:font-style="normal" style:text-underline-style="none" fo:font-weight="bold" officeooo:rsid="00153932" officeooo:paragraph-rsid="00153932" style:font-size-asian="11pt" style:font-style-asian="normal" style:font-weight-asian="bold" style:font-weight-complex="bold"/>
    </style:style>
    <style:style style:name="P9" style:family="paragraph" style:parent-style-name="Standard">
      <style:paragraph-properties fo:margin-top="0in" fo:margin-bottom="0.139in" style:contextual-spacing="false" fo:line-height="115%" fo:orphans="0" fo:widows="0"/>
      <style:text-properties style:font-name="Consolas" fo:font-size="11pt" fo:language="en" fo:country="US" fo:font-style="normal" style:text-underline-style="none" fo:font-weight="bold" officeooo:rsid="0015ec15" officeooo:paragraph-rsid="0015ec15" style:font-size-asian="11pt" style:font-style-asian="normal" style:font-weight-asian="bold" style:font-weight-complex="bold"/>
    </style:style>
    <style:style style:name="P10" style:family="paragraph" style:parent-style-name="Standard">
      <style:paragraph-properties fo:margin-top="0in" fo:margin-bottom="0.139in" style:contextual-spacing="false" fo:line-height="115%" fo:orphans="0" fo:widows="0"/>
      <style:text-properties style:font-name="Consolas" fo:font-size="11pt" fo:language="en" fo:country="US" fo:font-style="normal" style:text-underline-style="none" fo:font-weight="bold" officeooo:rsid="0016e105" officeooo:paragraph-rsid="0016e105" style:font-size-asian="11pt" style:font-style-asian="normal" style:font-weight-asian="bold" style:font-weight-complex="bold"/>
    </style:style>
    <style:style style:name="P11" style:family="paragraph" style:parent-style-name="Standard">
      <style:paragraph-properties fo:margin-left="0in" fo:margin-right="0in" fo:margin-top="0in" fo:margin-bottom="0.139in" style:contextual-spacing="false" fo:line-height="115%" fo:text-align="start" style:justify-single-word="false" fo:orphans="0" fo:widows="0" fo:text-indent="0in" style:auto-text-indent="false"/>
      <style:text-properties style:font-name="Consolas" fo:font-size="11pt" fo:language="en" fo:country="US" fo:font-style="normal" style:text-underline-style="none" fo:font-weight="bold" officeooo:rsid="0010d548" officeooo:paragraph-rsid="0010d548" style:font-size-asian="11pt" style:font-style-asian="normal" style:font-weight-asian="bold" style:font-style-complex="normal" style:font-weight-complex="bold"/>
    </style:style>
    <style:style style:name="P12" style:family="paragraph" style:parent-style-name="Standard">
      <style:paragraph-properties fo:margin-left="0in" fo:margin-right="0in" fo:margin-top="0in" fo:margin-bottom="0.139in" style:contextual-spacing="false" fo:line-height="115%" fo:orphans="0" fo:widows="0" fo:text-indent="0in" style:auto-text-indent="false"/>
      <style:text-properties style:font-name="Consolas" fo:font-size="11pt" fo:language="en" fo:country="US" style:text-underline-style="none" fo:font-weight="bold" officeooo:rsid="000d0197" officeooo:paragraph-rsid="000d0197" style:font-size-asian="11pt" style:font-weight-asian="bold" style:font-weight-complex="bold"/>
    </style:style>
    <style:style style:name="P13" style:family="paragraph" style:parent-style-name="Standard">
      <style:paragraph-properties fo:margin-left="0in" fo:margin-right="0in" fo:margin-top="0in" fo:margin-bottom="0.139in" style:contextual-spacing="false" fo:line-height="115%" fo:orphans="0" fo:widows="0" fo:text-indent="0in" style:auto-text-indent="false"/>
      <style:text-properties style:font-name="Consolas" fo:font-size="11pt" fo:language="en" fo:country="US" style:text-underline-style="none" fo:font-weight="bold" officeooo:rsid="000d0197" officeooo:paragraph-rsid="000ec6b2" style:font-size-asian="11pt" style:font-weight-asian="bold" style:font-weight-complex="bold"/>
    </style:style>
    <style:style style:name="P14" style:family="paragraph" style:parent-style-name="Standard">
      <style:paragraph-properties fo:margin-left="0in" fo:margin-right="0in" fo:margin-top="0in" fo:margin-bottom="0.139in" style:contextual-spacing="false" fo:line-height="115%" fo:text-align="center" style:justify-single-word="false" fo:orphans="0" fo:widows="0" fo:text-indent="0in" style:auto-text-indent="false"/>
      <style:text-properties style:font-name="Consolas" fo:font-size="11pt" fo:language="en" fo:country="US" style:text-underline-style="none" fo:font-weight="bold" officeooo:rsid="000d0197" officeooo:paragraph-rsid="000e6ca6" style:font-size-asian="11pt" style:font-weight-asian="bold" style:font-weight-complex="bold"/>
    </style:style>
    <style:style style:name="P15" style:family="paragraph" style:parent-style-name="Standard">
      <style:paragraph-properties fo:margin-left="0in" fo:margin-right="0in" fo:margin-top="0in" fo:margin-bottom="0.139in" style:contextual-spacing="false" fo:line-height="115%" fo:text-align="center" style:justify-single-word="false" fo:orphans="0" fo:widows="0" fo:text-indent="0in" style:auto-text-indent="false"/>
      <style:text-properties style:font-name="Consolas" fo:font-size="11pt" fo:language="en" fo:country="US" style:text-underline-style="none" fo:font-weight="bold" officeooo:rsid="000d0197" officeooo:paragraph-rsid="000ec6b2" style:font-size-asian="11pt" style:font-weight-asian="bold" style:font-weight-complex="bold"/>
    </style:style>
    <style:style style:name="P16" style:family="paragraph" style:parent-style-name="Standard">
      <style:paragraph-properties fo:margin-left="0in" fo:margin-right="0in" fo:margin-top="0in" fo:margin-bottom="0.139in" style:contextual-spacing="false" fo:line-height="115%" fo:text-align="center" style:justify-single-word="false" fo:orphans="0" fo:widows="0" fo:text-indent="0in" style:auto-text-indent="false"/>
      <style:text-properties style:font-name="Consolas" fo:font-size="11pt" fo:language="en" fo:country="US" style:text-underline-style="none" fo:font-weight="bold" officeooo:rsid="000d0197" officeooo:paragraph-rsid="00103090" style:font-size-asian="11pt" style:font-weight-asian="bold" style:font-weight-complex="bold"/>
    </style:style>
    <style:style style:name="P17" style:family="paragraph" style:parent-style-name="Standard">
      <style:paragraph-properties fo:margin-left="0in" fo:margin-right="0in" fo:margin-top="0in" fo:margin-bottom="0.139in" style:contextual-spacing="false" fo:line-height="115%" fo:text-align="center" style:justify-single-word="false" fo:orphans="0" fo:widows="0" fo:text-indent="0in" style:auto-text-indent="false"/>
      <style:text-properties style:font-name="Consolas" fo:font-size="11pt" fo:language="en" fo:country="US" style:text-underline-style="none" fo:font-weight="bold" officeooo:rsid="000d0197" officeooo:paragraph-rsid="0012580d" style:font-size-asian="11pt" style:font-weight-asian="bold" style:font-weight-complex="bold"/>
    </style:style>
    <style:style style:name="P18" style:family="paragraph" style:parent-style-name="Standard">
      <style:paragraph-properties fo:margin-left="0in" fo:margin-right="0in" fo:margin-top="0in" fo:margin-bottom="0.139in" style:contextual-spacing="false" fo:line-height="115%" fo:text-align="center" style:justify-single-word="false" fo:orphans="0" fo:widows="0" fo:text-indent="0in" style:auto-text-indent="false"/>
      <style:text-properties style:font-name="Consolas" fo:font-size="11pt" fo:language="en" fo:country="US" fo:font-style="italic" style:text-underline-style="none" fo:font-weight="bold" officeooo:rsid="000d0197" officeooo:paragraph-rsid="000d0197" style:font-size-asian="11pt" style:font-style-asian="italic" style:font-weight-asian="bold" style:font-style-complex="italic" style:font-weight-complex="bold"/>
    </style:style>
    <style:style style:name="P19" style:family="paragraph" style:parent-style-name="Standard">
      <style:paragraph-properties fo:margin-left="0in" fo:margin-right="0in" fo:margin-top="0in" fo:margin-bottom="0.139in" style:contextual-spacing="false" fo:line-height="115%" fo:text-align="center" style:justify-single-word="false" fo:orphans="0" fo:widows="0" fo:text-indent="0in" style:auto-text-indent="false"/>
      <style:text-properties style:font-name="Consolas" fo:font-size="11pt" fo:language="en" fo:country="US" fo:font-style="italic" style:text-underline-style="none" fo:font-weight="bold" officeooo:rsid="000d0197" officeooo:paragraph-rsid="000e6ca6" style:font-size-asian="11pt" style:font-style-asian="italic" style:font-weight-asian="bold" style:font-style-complex="italic" style:font-weight-complex="bold"/>
    </style:style>
    <style:style style:name="P20" style:family="paragraph" style:parent-style-name="Standard">
      <style:paragraph-properties fo:margin-left="0in" fo:margin-right="0in" fo:margin-top="0in" fo:margin-bottom="0.139in" style:contextual-spacing="false" fo:line-height="115%" fo:text-align="center" style:justify-single-word="false" fo:orphans="0" fo:widows="0" fo:text-indent="0in" style:auto-text-indent="false"/>
      <style:text-properties style:font-name="Consolas" fo:font-size="11pt" fo:language="en" fo:country="US" fo:font-style="italic" style:text-underline-style="none" fo:font-weight="bold" officeooo:rsid="000d0197" officeooo:paragraph-rsid="000ec6b2" style:font-size-asian="11pt" style:font-style-asian="italic" style:font-weight-asian="bold" style:font-style-complex="italic" style:font-weight-complex="bold"/>
    </style:style>
    <style:style style:name="P21" style:family="paragraph" style:parent-style-name="Standard">
      <style:paragraph-properties fo:margin-left="0in" fo:margin-right="0in" fo:margin-top="0in" fo:margin-bottom="0.139in" style:contextual-spacing="false" fo:line-height="115%" fo:text-align="center" style:justify-single-word="false" fo:orphans="0" fo:widows="0" fo:text-indent="0in" style:auto-text-indent="false"/>
      <style:text-properties style:font-name="Consolas" fo:font-size="11pt" fo:language="en" fo:country="US" fo:font-style="italic" style:text-underline-style="none" fo:font-weight="bold" officeooo:rsid="000d0197" officeooo:paragraph-rsid="00103090" style:font-size-asian="11pt" style:font-style-asian="italic" style:font-weight-asian="bold" style:font-style-complex="italic" style:font-weight-complex="bold"/>
    </style:style>
    <style:style style:name="P22" style:family="paragraph" style:parent-style-name="Standard">
      <style:paragraph-properties fo:margin-left="0in" fo:margin-right="0in" fo:margin-top="0in" fo:margin-bottom="0.139in" style:contextual-spacing="false" fo:line-height="115%" fo:text-align="center" style:justify-single-word="false" fo:orphans="0" fo:widows="0" fo:text-indent="0in" style:auto-text-indent="false"/>
      <style:text-properties style:font-name="Consolas" fo:font-size="11pt" fo:language="en" fo:country="US" fo:font-style="italic" style:text-underline-style="none" fo:font-weight="bold" officeooo:rsid="000d0197" officeooo:paragraph-rsid="0012580d" style:font-size-asian="11pt" style:font-style-asian="italic" style:font-weight-asian="bold" style:font-style-complex="italic" style:font-weight-complex="bold"/>
    </style:style>
    <style:style style:name="P23" style:family="paragraph" style:parent-style-name="Standard">
      <style:paragraph-properties fo:margin-top="0in" fo:margin-bottom="0.139in" style:contextual-spacing="false" fo:line-height="115%" fo:text-align="center" style:justify-single-word="false" fo:orphans="0" fo:widows="0"/>
      <style:text-properties style:font-name="Consolas" fo:font-size="28pt" fo:language="en" fo:country="US" officeooo:rsid="000d0197" officeooo:paragraph-rsid="000d0197" style:font-size-asian="28pt"/>
    </style:style>
    <style:style style:name="P24" style:family="paragraph" style:parent-style-name="Standard">
      <style:paragraph-properties fo:margin-top="0in" fo:margin-bottom="0.139in" style:contextual-spacing="false" fo:line-height="115%" fo:text-align="center" style:justify-single-word="false" fo:orphans="0" fo:widows="0"/>
    </style:style>
    <style:style style:name="P25" style:family="paragraph" style:parent-style-name="Standard">
      <style:paragraph-properties fo:margin-left="0in" fo:margin-right="0in" fo:margin-top="0in" fo:margin-bottom="0.139in" style:contextual-spacing="false" fo:line-height="115%" fo:orphans="0" fo:widows="0" fo:text-indent="0.5in" style:auto-text-indent="false"/>
      <style:text-properties style:font-name="Consolas" fo:font-size="11pt" fo:language="en" fo:country="US" fo:font-style="normal" style:text-underline-style="none" fo:font-weight="normal" style:font-size-asian="11pt" style:font-style-asian="normal" style:font-weight-asian="normal"/>
    </style:style>
    <style:style style:name="P26" style:family="paragraph" style:parent-style-name="Standard">
      <style:paragraph-properties fo:margin-top="0in" fo:margin-bottom="0.139in" style:contextual-spacing="false" fo:line-height="115%" fo:orphans="0" fo:widows="0"/>
      <style:text-properties style:font-name="Consolas" fo:font-size="11pt" fo:language="en" fo:country="US" fo:font-style="normal" style:text-underline-style="none" fo:font-weight="normal" officeooo:paragraph-rsid="0016e105" style:font-size-asian="11pt" style:font-style-asian="normal" style:font-weight-asian="normal"/>
    </style:style>
    <style:style style:name="P27" style:family="paragraph" style:parent-style-name="Standard">
      <style:paragraph-properties fo:margin-left="0in" fo:margin-right="0in" fo:margin-top="0in" fo:margin-bottom="0.139in" style:contextual-spacing="false" fo:line-height="115%" fo:orphans="0" fo:widows="0" fo:text-indent="0.5in" style:auto-text-indent="false"/>
      <style:text-properties style:font-name="Consolas" fo:font-size="11pt" fo:language="en" fo:country="US" fo:font-style="normal" style:text-underline-style="none" fo:font-weight="normal" officeooo:rsid="000e6ca6" officeooo:paragraph-rsid="000e6ca6" style:font-size-asian="11pt" style:font-style-asian="normal" style:font-weight-asian="normal"/>
    </style:style>
    <style:style style:name="P28" style:family="paragraph" style:parent-style-name="Standard">
      <style:paragraph-properties fo:margin-left="0in" fo:margin-right="0in" fo:margin-top="0in" fo:margin-bottom="0.139in" style:contextual-spacing="false" fo:line-height="115%" fo:orphans="0" fo:widows="0" fo:text-indent="0in" style:auto-text-indent="false"/>
      <style:text-properties style:font-name="Consolas" fo:font-size="11pt" fo:language="en" fo:country="US" fo:font-style="normal" style:text-underline-style="none" fo:font-weight="normal" officeooo:rsid="000e6ca6" officeooo:paragraph-rsid="000ec6b2" style:font-size-asian="11pt" style:font-style-asian="normal" style:font-weight-asian="normal" style:font-style-complex="normal" style:font-weight-complex="normal"/>
    </style:style>
    <style:style style:name="P29" style:family="paragraph" style:parent-style-name="Standard">
      <style:paragraph-properties fo:margin-left="0in" fo:margin-right="0in" fo:margin-top="0in" fo:margin-bottom="0.139in" style:contextual-spacing="false" fo:line-height="115%" fo:text-align="center" style:justify-single-word="false" fo:orphans="0" fo:widows="0" fo:text-indent="0in" style:auto-text-indent="false"/>
      <style:text-properties style:font-name="Consolas" fo:font-size="11pt" fo:language="en" fo:country="US" fo:font-style="normal" style:text-underline-style="none" fo:font-weight="normal" officeooo:rsid="000d0197" officeooo:paragraph-rsid="000d0197" style:font-size-asian="11pt" style:font-style-asian="normal" style:font-weight-asian="normal" style:font-style-complex="normal" style:font-weight-complex="normal"/>
    </style:style>
    <style:style style:name="P30" style:family="paragraph" style:parent-style-name="Standard">
      <style:paragraph-properties fo:margin-left="0in" fo:margin-right="0in" fo:margin-top="0in" fo:margin-bottom="0.139in" style:contextual-spacing="false" fo:line-height="115%" fo:text-align="center" style:justify-single-word="false" fo:orphans="0" fo:widows="0" fo:text-indent="0in" style:auto-text-indent="false"/>
      <style:text-properties style:font-name="Consolas" fo:font-size="11pt" fo:language="en" fo:country="US" fo:font-style="normal" style:text-underline-style="none" fo:font-weight="normal" officeooo:rsid="000d0197" officeooo:paragraph-rsid="000e6ca6" style:font-size-asian="11pt" style:font-style-asian="normal" style:font-weight-asian="normal" style:font-style-complex="normal" style:font-weight-complex="normal"/>
    </style:style>
    <style:style style:name="P31" style:family="paragraph" style:parent-style-name="Standard">
      <style:paragraph-properties fo:margin-left="0in" fo:margin-right="0in" fo:margin-top="0in" fo:margin-bottom="0.139in" style:contextual-spacing="false" fo:line-height="115%" fo:text-align="center" style:justify-single-word="false" fo:orphans="0" fo:widows="0" fo:text-indent="0in" style:auto-text-indent="false"/>
      <style:text-properties style:font-name="Consolas" fo:font-size="11pt" fo:language="en" fo:country="US" fo:font-style="normal" style:text-underline-style="none" fo:font-weight="normal" officeooo:rsid="000d0197" officeooo:paragraph-rsid="000ec6b2" style:font-size-asian="11pt" style:font-style-asian="normal" style:font-weight-asian="normal" style:font-style-complex="normal" style:font-weight-complex="normal"/>
    </style:style>
    <style:style style:name="P32" style:family="paragraph" style:parent-style-name="Standard">
      <style:paragraph-properties fo:margin-left="0in" fo:margin-right="0in" fo:margin-top="0in" fo:margin-bottom="0.139in" style:contextual-spacing="false" fo:line-height="115%" fo:text-align="center" style:justify-single-word="false" fo:orphans="0" fo:widows="0" fo:text-indent="0in" style:auto-text-indent="false"/>
      <style:text-properties style:font-name="Consolas" fo:font-size="11pt" fo:language="en" fo:country="US" fo:font-style="normal" style:text-underline-style="none" fo:font-weight="normal" officeooo:rsid="000d0197" officeooo:paragraph-rsid="00103090" style:font-size-asian="11pt" style:font-style-asian="normal" style:font-weight-asian="normal" style:font-style-complex="normal" style:font-weight-complex="normal"/>
    </style:style>
    <style:style style:name="P33" style:family="paragraph" style:parent-style-name="Standard">
      <style:paragraph-properties fo:margin-left="0in" fo:margin-right="0in" fo:margin-top="0in" fo:margin-bottom="0.139in" style:contextual-spacing="false" fo:line-height="115%" fo:text-align="center" style:justify-single-word="false" fo:orphans="0" fo:widows="0" fo:text-indent="0in" style:auto-text-indent="false"/>
      <style:text-properties style:font-name="Consolas" fo:font-size="11pt" fo:language="en" fo:country="US" fo:font-style="normal" style:text-underline-style="none" fo:font-weight="normal" officeooo:rsid="000d0197" officeooo:paragraph-rsid="0012580d" style:font-size-asian="11pt" style:font-style-asian="normal" style:font-weight-asian="normal" style:font-style-complex="normal" style:font-weight-complex="normal"/>
    </style:style>
    <style:style style:name="P34" style:family="paragraph" style:parent-style-name="Standard">
      <style:paragraph-properties fo:margin-top="0in" fo:margin-bottom="0.139in" style:contextual-spacing="false" fo:line-height="115%" fo:orphans="0" fo:widows="0"/>
      <style:text-properties style:font-name="Consolas" fo:font-size="11pt" fo:language="en" fo:country="US" fo:font-style="normal" style:text-underline-style="none" fo:font-weight="normal" officeooo:rsid="000ec6b2" officeooo:paragraph-rsid="000ec6b2" style:font-size-asian="11pt" style:font-style-asian="normal" style:font-weight-asian="normal" style:font-style-complex="normal" style:font-weight-complex="normal"/>
    </style:style>
    <style:style style:name="P35" style:family="paragraph" style:parent-style-name="Standard">
      <style:paragraph-properties fo:margin-top="0in" fo:margin-bottom="0.139in" style:contextual-spacing="false" fo:line-height="115%" fo:orphans="0" fo:widows="0"/>
      <style:text-properties style:font-name="Consolas" fo:font-size="11pt" fo:language="en" fo:country="US" fo:font-style="normal" style:text-underline-style="none" fo:font-weight="normal" officeooo:rsid="00153932" officeooo:paragraph-rsid="00153932" style:font-size-asian="11pt" style:font-style-asian="normal" style:font-weight-asian="normal" style:font-weight-complex="normal"/>
    </style:style>
    <style:style style:name="P36" style:family="paragraph" style:parent-style-name="Standard">
      <style:paragraph-properties fo:margin-top="0in" fo:margin-bottom="0.139in" style:contextual-spacing="false" fo:line-height="115%" fo:orphans="0" fo:widows="0"/>
      <style:text-properties style:font-name="Consolas" fo:font-size="11pt" fo:language="en" fo:country="US" fo:font-style="normal" style:text-underline-style="none" fo:font-weight="normal" officeooo:rsid="0015ec15" officeooo:paragraph-rsid="0015ec15" style:font-size-asian="11pt" style:font-style-asian="normal" style:font-weight-asian="normal" style:font-weight-complex="normal"/>
    </style:style>
    <style:style style:name="P37" style:family="paragraph" style:parent-style-name="Standard">
      <style:paragraph-properties fo:margin-top="0in" fo:margin-bottom="0.139in" style:contextual-spacing="false" fo:line-height="115%" fo:orphans="0" fo:widows="0"/>
      <style:text-properties style:font-name="Consolas" fo:font-size="11pt" fo:language="en" fo:country="US" fo:font-style="normal" style:text-underline-style="none" fo:font-weight="bold" officeooo:rsid="0016e105" officeooo:paragraph-rsid="0016e105" style:font-size-asian="11pt" style:font-style-asian="normal" style:font-weight-asian="bold" style:font-weight-complex="bold"/>
    </style:style>
    <style:style style:name="T1" style:family="text">
      <style:text-properties style:font-name="Consolas" fo:font-size="16pt" fo:language="en" fo:country="US" style:font-size-asian="16pt"/>
    </style:style>
    <style:style style:name="T2" style:family="text">
      <style:text-properties style:font-name="Consolas" fo:font-size="16pt" fo:language="en" fo:country="US" officeooo:rsid="000d0197" style:font-size-asian="16pt"/>
    </style:style>
    <style:style style:name="T3" style:family="text">
      <style:text-properties officeooo:rsid="000a3c57"/>
    </style:style>
    <style:style style:name="T4" style:family="text">
      <style:text-properties officeooo:rsid="000d0197"/>
    </style:style>
    <style:style style:name="T5" style:family="text">
      <style:text-properties fo:font-style="normal" style:font-style-asian="normal"/>
    </style:style>
    <style:style style:name="T6" style:family="text">
      <style:text-properties fo:font-style="normal" style:font-style-asian="normal" style:font-style-complex="normal"/>
    </style:style>
    <style:style style:name="T7" style:family="text">
      <style:text-properties fo:font-style="normal" officeooo:rsid="00153932" style:font-style-asian="normal" style:font-style-complex="normal"/>
    </style:style>
    <style:style style:name="T8" style:family="text">
      <style:text-properties fo:font-style="normal" officeooo:rsid="00153932" style:font-style-asian="normal"/>
    </style:style>
    <style:style style:name="T9" style:family="text">
      <style:text-properties fo:font-style="normal" fo:font-weight="normal" style:font-style-asian="normal"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0e33f8" style:font-style-asian="normal" style:font-weight-asian="normal" style:font-style-complex="normal" style:font-weight-complex="normal"/>
    </style:style>
    <style:style style:name="T12" style:family="text">
      <style:text-properties fo:font-style="normal" fo:font-weight="normal" officeooo:rsid="000e6ca6" style:font-style-asian="normal" style:font-weight-asian="normal" style:font-style-complex="normal" style:font-weight-complex="normal"/>
    </style:style>
    <style:style style:name="T13" style:family="text">
      <style:text-properties fo:font-style="normal" fo:font-weight="normal" officeooo:rsid="000ec6b2" style:font-style-asian="normal" style:font-weight-asian="normal" style:font-style-complex="normal" style:font-weight-complex="normal"/>
    </style:style>
    <style:style style:name="T14" style:family="text">
      <style:text-properties fo:font-style="normal" fo:font-weight="normal" officeooo:rsid="00103090" style:font-style-asian="normal" style:font-weight-asian="normal" style:font-style-complex="normal" style:font-weight-complex="normal"/>
    </style:style>
    <style:style style:name="T15" style:family="text">
      <style:text-properties fo:font-style="normal" fo:font-weight="normal" officeooo:rsid="0010d548" style:font-style-asian="normal" style:font-weight-asian="normal" style:font-style-complex="normal" style:font-weight-complex="normal"/>
    </style:style>
    <style:style style:name="T16" style:family="text">
      <style:text-properties fo:font-style="normal" fo:font-weight="normal" officeooo:rsid="0012580d"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0e6ca6" style:font-weight-asian="normal" style:font-weight-complex="normal"/>
    </style:style>
    <style:style style:name="T19" style:family="text">
      <style:text-properties fo:font-weight="normal" officeooo:rsid="000ec6b2" style:font-weight-asian="normal" style:font-weight-complex="normal"/>
    </style:style>
    <style:style style:name="T20" style:family="text">
      <style:text-properties fo:font-weight="normal" officeooo:rsid="00103090" style:font-weight-asian="normal" style:font-weight-complex="normal"/>
    </style:style>
    <style:style style:name="T21" style:family="text">
      <style:text-properties fo:font-weight="normal" officeooo:rsid="0012580d" style:font-weight-asian="normal" style:font-weight-complex="normal"/>
    </style:style>
    <style:style style:name="T22" style:family="text">
      <style:text-properties fo:font-weight="normal" officeooo:rsid="00153932" style:font-weight-asian="normal" style:font-weight-complex="normal"/>
    </style:style>
    <style:style style:name="T23" style:family="text">
      <style:text-properties fo:font-weight="normal" officeooo:rsid="0015ff57" style:font-weight-asian="normal" style:font-weight-complex="normal"/>
    </style:style>
    <style:style style:name="T24" style:family="text">
      <style:text-properties fo:font-weight="normal" style:font-weight-asian="normal" style:font-style-complex="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0e6ca6" style:font-style-asian="italic" style:font-weight-asian="normal" style:font-style-complex="italic" style:font-weight-complex="normal"/>
    </style:style>
    <style:style style:name="T27" style:family="text">
      <style:text-properties officeooo:rsid="000e6ca6"/>
    </style:style>
    <style:style style:name="T28" style:family="text">
      <style:text-properties officeooo:rsid="000ec6b2"/>
    </style:style>
    <style:style style:name="T29" style:family="text">
      <style:text-properties style:font-style-complex="normal"/>
    </style:style>
    <style:style style:name="T30" style:family="text">
      <style:text-properties officeooo:rsid="00153932" style:font-style-complex="normal"/>
    </style:style>
    <style:style style:name="T31" style:family="text">
      <style:text-properties officeooo:rsid="00103090"/>
    </style:style>
    <style:style style:name="T32" style:family="text">
      <style:text-properties officeooo:rsid="00153932"/>
    </style:style>
    <style:style style:name="T33" style:family="text">
      <style:text-properties officeooo:rsid="0015ff57"/>
    </style:style>
    <style:style style:name="T34" style:family="text">
      <style:text-properties officeooo:rsid="00175284"/>
    </style:style>
    <style:style style:name="T35" style:family="text">
      <style:text-properties officeooo:rsid="0016e105"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BF</text:p>
      <text:p text:style-name="P24"><text:span text:style-name="T1">- </text:span><text:span text:style-name="T2">Specifications</text:span><text:span text:style-name="T1"> –</text:span></text:p>
      <text:p text:style-name="P12"><text:span text:style-name="T8">1. </text:span><text:span text:style-name="T5">INTRODUCTION</text:span></text:p>
      <text:p text:style-name="P25">CBF, or the Cubeflix Binary Format, is a dynamic and extensible file format specification designed for large binary files. CBF functions as a key-value data format, with support for multiple data types and raw binary blobs. CBF is designed to be easy to implement and fast, with a low memory footprint.</text:p>
      <text:p text:style-name="P27">This document outlines the specifications for CBF version ‘A’ (1.0.0).</text:p>
      <text:p text:style-name="P12"><text:span text:style-name="T8">2. </text:span><text:span text:style-name="T5">SPECIFICATIONS</text:span></text:p>
      <text:p text:style-name="P13"><text:span text:style-name="T9"><text:tab/>A CBF file is split into three sections, the </text:span><text:span text:style-name="T25">header</text:span><text:span text:style-name="T10">, </text:span><text:span text:style-name="T25">dataset section</text:span><text:span text:style-name="T10"> and </text:span><text:span text:style-name="T25">binary section</text:span><text:span text:style-name="T10">. The header contains metadata about the CBF file. The dataset section contains the primary key-value data associated with the file. <text:s/>The binary section contains arbitrary </text:span><text:span text:style-name="T11">unstructured </text:span><text:span text:style-name="T10">binary data that is referenced by the dataset section. These three sections directly follow each other within the CBF file.</text:span><text:span text:style-name="T25"> </text:span><text:span text:style-name="T10">If a file does not contain any binary data, the binary section may be omitted. </text:span></text:p>
      <text:p text:style-name="P28"><text:tab/>The general layout of a CBF file is as follows:</text:p>
      <text:p text:style-name="P29">-----------------------------</text:p>
      <text:p text:style-name="P29">| HEADER | DATASET | BINARY |</text:p>
      <text:p text:style-name="P29">-----------------------------</text:p>
      <text:p text:style-name="P18"><text:span text:style-name="T17">Figure </text:span><text:span text:style-name="T22">2.</text:span><text:span text:style-name="T17">1: The layout of a CBF file.</text:span></text:p>
      <text:p text:style-name="P12"><text:span text:style-name="T7">2.1. </text:span><text:span text:style-name="T6">HEADER </text:span><text:span text:style-name="T7">SECTION</text:span></text:p>
      <text:p text:style-name="P13"><text:span text:style-name="T10"><text:tab/>The header </text:span><text:span text:style-name="T12">consists of the </text:span><text:span text:style-name="T26">magic number</text:span><text:span text:style-name="T12">, followed by the </text:span><text:span text:style-name="T26">version</text:span><text:span text:style-name="T12">. The magic number consists of two bytes: the ASCII-encoded string ‘CB’, </text:span><text:span text:style-name="T15">represented by the</text:span><text:span text:style-name="T12"> hexadecimal values 0x43 and 0x42. The version is a single byte representing the file’s CBF version in ASCII form (currently ‘A’, or the hexadecimal value 0x41). </text:span></text:p>
      <text:p text:style-name="P28"><text:tab/>The layout of the header is as follows:</text:p>
      <text:p text:style-name="P30">-------------------</text:p>
      <text:p text:style-name="P14"><text:span text:style-name="T10">| </text:span><text:span text:style-name="T12">MAGIC</text:span><text:span text:style-name="T10"> | </text:span><text:span text:style-name="T12">VERSION |</text:span></text:p>
      <text:p text:style-name="P30"><text:soft-page-break/>-------------------</text:p>
      <text:p text:style-name="P19"><text:span text:style-name="T18">Figure </text:span><text:span text:style-name="T22">2.</text:span><text:span text:style-name="T18">2: The layout of the CBF header.</text:span></text:p>
      <text:p text:style-name="P2"><text:tab/><text:span text:style-name="T27">An example of a valid CBF header is (in hexadecimal bytes): 0x43 0x42 0x41. This would imply </text:span><text:span text:style-name="T28">that the CBF version for the file is version ‘A’. All CBF headers are exactly 3 bytes long.</text:span></text:p>
      <text:p text:style-name="P6"><text:span text:style-name="T32">2.2. </text:span>DATASET <text:span text:style-name="T32">SECTION</text:span></text:p>
      <text:p text:style-name="P6"><text:span text:style-name="T17"><text:tab/>The dataset section contains the key-value data for the CBF file. In a CBF file, a </text:span><text:span text:style-name="T25">key</text:span><text:span text:style-name="T24"> is a unique string which points to a </text:span><text:span text:style-name="T25">value</text:span><text:span text:style-name="T24">, a piece of data that can take various forms. The dataset section consists of one </text:span><text:span text:style-name="T25">dataset block</text:span><text:span text:style-name="T24">, a set of unordered key-value pairs that defines the dataset.</text:span></text:p>
      <text:p text:style-name="P6"><text:span text:style-name="T30">2.3. </text:span><text:span text:style-name="T29">DATASET BLOCK</text:span></text:p>
      <text:p text:style-name="P34"><text:tab/>A dataset block consists of a list of key-value pairs. A block begins with the number of key-value pairs in the block, encoded as a 64-bit little-endian unsigned integer. This is directly followed by each of the key-value pairs that make up the dataset block, each directly following the last. </text:p>
      <text:p text:style-name="P34"><text:tab/>The layout of a dataset block is as follows:</text:p>
      <text:p text:style-name="P31">-----------------------------------------------------------------</text:p>
      <text:p text:style-name="P15"><text:span text:style-name="T10">| </text:span><text:span text:style-name="T13">LENGTH</text:span><text:span text:style-name="T10"> | </text:span><text:span text:style-name="T13">KEY-VALUE PAIR</text:span><text:span text:style-name="T12"> | </text:span><text:span text:style-name="T13">KEY-VALUE PAIR</text:span><text:span text:style-name="T12"> |</text:span><text:span text:style-name="T10"> </text:span><text:span text:style-name="T13">KEY-VALUE PAIR</text:span><text:span text:style-name="T12"> | … </text:span><text:span text:style-name="T13">|</text:span></text:p>
      <text:p text:style-name="P31">-----------------------------------------------------------------</text:p>
      <text:p text:style-name="P20"><text:span text:style-name="T18">Figure </text:span><text:span text:style-name="T22">2.</text:span><text:span text:style-name="T19">3</text:span><text:span text:style-name="T18">: The layout of </text:span><text:span text:style-name="T19">a dataset block</text:span><text:span text:style-name="T18">.</text:span></text:p>
      <text:p text:style-name="P6"><text:span text:style-name="T30">2.4. </text:span><text:span text:style-name="T29">KEY-VALUE PAIR</text:span></text:p>
      <text:p text:style-name="P2"><text:tab/><text:span text:style-name="T28">A key-value pair consists of three parts: the key, data type, and value. These three </text:span><text:span text:style-name="T31">sections</text:span><text:span text:style-name="T28"> directly follow each other.</text:span></text:p>
      <text:p text:style-name="P2"><text:tab/><text:span text:style-name="T31">The layout of a key-value pair is as follows:</text:span></text:p>
      <text:p text:style-name="P32">---------------------------</text:p>
      <text:p text:style-name="P16"><text:span text:style-name="T10">| </text:span><text:span text:style-name="T14">KEY</text:span><text:span text:style-name="T10"> | </text:span><text:span text:style-name="T14">DATA TYPE | VALUE |</text:span></text:p>
      <text:p text:style-name="P32">---------------------------</text:p>
      <text:p text:style-name="P21"><text:span text:style-name="T18">Figure </text:span><text:span text:style-name="T22">2.</text:span><text:span text:style-name="T20">4</text:span><text:span text:style-name="T18">: The layout of </text:span><text:span text:style-name="T19">a </text:span><text:span text:style-name="T20">key-value pair</text:span><text:span text:style-name="T18">.</text:span></text:p>
      <text:p text:style-name="P11"><text:span text:style-name="T32">2.4.1. </text:span>KEY</text:p>
      <text:p text:style-name="P11"><text:span text:style-name="T17"><text:tab/>A key is a unique string (within the dataset block) that is paired with </text:span><text:soft-page-break/><text:span text:style-name="T17">a value in a key-value pair. A key consists of the length of the key string, encoded as a 16</text:span><text:span text:style-name="T19">-bit little-endian unsigned integer, </text:span><text:span text:style-name="T17">followed by the key itself, encoded in ASCII. Keys are not null-terminated.</text:span></text:p>
      <text:p text:style-name="P33">-----------------------</text:p>
      <text:p text:style-name="P17"><text:span text:style-name="T10">| </text:span><text:span text:style-name="T16">LENGTH</text:span><text:span text:style-name="T14"> | </text:span><text:span text:style-name="T16">KEY STRING |</text:span></text:p>
      <text:p text:style-name="P33">-----------------------</text:p>
      <text:p text:style-name="P22"><text:span text:style-name="T18">Figure </text:span><text:span text:style-name="T22">2.</text:span><text:span text:style-name="T21">5</text:span><text:span text:style-name="T18">: The layout of </text:span><text:span text:style-name="T19">a </text:span><text:span text:style-name="T20">key</text:span><text:span text:style-name="T18">.</text:span></text:p>
      <text:p text:style-name="P7"><text:span text:style-name="T32">2.4.2. </text:span>DATA TYPE</text:p>
      <text:p text:style-name="P3"><text:tab/>The data type is a single byte representing the data type of the value in a key-value pair. A list of data types <text:span text:style-name="T32">and their associated values</text:span> <text:span text:style-name="T32">are</text:span> available<text:span text:style-name="T32"> in section 3.</text:span></text:p>
      <text:p text:style-name="P8">2.4.3. VALUE</text:p>
      <text:p text:style-name="P4"><text:tab/>A value in a key-value pair can take many forms, depending on the data type. The length of the value in bytes is not guaranteed, and implementations of the CBF format should read the value based on the data type. See section 3 for more information.</text:p>
      <text:p text:style-name="P8">2.5. BINARY SECTION</text:p>
      <text:p text:style-name="P4"><text:tab/>The binary section contains raw, unstructured binary data. The binary section is generally used in conjunction with the “BLOB” data type (see section 3.2) for storing large amounts of data that may be read at a later time. Implementations should load the dataset first, before reading the binary section, as it can be very large. </text:p>
      <text:p text:style-name="P4"><text:tab/>In files that do not use the “BLOB” data type, the binary section is not required and may be omitted.</text:p>
      <text:p text:style-name="P8">3. DATA TYPES</text:p>
      <text:p text:style-name="P4"><text:tab/>The following is a list of all acceptable data types and their associated values.</text:p>
      <text:p text:style-name="P8">3.1. NONE</text:p>
      <text:p text:style-name="P4"><text:tab/>The “NONE” data type has a data type value of 0x00. The associated value should be empty. The “NONE” data type represents a null or unspecified value. In JavaScript implementations of the CBF format, this should deserialize to “null”, not “undefined”.</text:p>
      <text:p text:style-name="P8">3.2. BLOB</text:p>
      <text:p text:style-name="P4"><text:soft-page-break/><text:tab/>The “BLOB” data type has a data type value of 0x01. The associated value should be a 64-bit pointer to the location of the blob data within the file, followed by a 64-bit little-endian unsigned integer containing the length of the data. The pointer should point to a valid location within the file, in the binary section. The “BLOB” data type represents a blob of data within the binary section of the CBF file.</text:p>
      <text:p text:style-name="P9">3.3. DATASET</text:p>
      <text:p text:style-name="P5"><text:tab/>The “DATASET” data type has a data type value of 0x02. The associated value should be a full dataset block (see section 2.3). The new dataset block may contain keys already used in the parent block. The “DATASET” data type represents an embedded key-value dataset block. <text:s/></text:p>
      <text:p text:style-name="P9">3.4.<text:span text:style-name="T17"> </text:span>STRING</text:p>
      <text:p text:style-name="P5"><text:tab/>The “STRING” data type has a data type value of 0x03. The associated value should be the length of the UTF-8 encoded string, encoded as a 64-bit little-endian unsigned integer, followed directly by the string itself, encoded in UTF-8. The string should not be null-terminated. The “STRING” data type represents a UTF-8 encoded string.</text:p>
      <text:p text:style-name="P9">3.5. INT</text:p>
      <text:p text:style-name="P5"><text:tab/>The “INT” data type has a data type value of 0x04. The associated value should be a 64-bit little-endian signed integer. The “INT” data type represents a signed 64-bit integer.</text:p>
      <text:p text:style-name="P9">3.6. UINT</text:p>
      <text:p text:style-name="P9"><text:tab/><text:span text:style-name="T17">The “UINT” data type has a data type value of 0x05. The associated value should be a 64-bit little-endian unsigned integer. The “UINT” data type represents an unsigned 64-bit integer.</text:span></text:p>
      <text:p text:style-name="P9">3.7. FLOAT</text:p>
      <text:p text:style-name="P5"><text:tab/>The “FLOAT” data type has a data type value of 0x06. The associated value should be a 64-bit double-percision IEEE 754 floating point number. The “FLOAT” data type represents a double-percision floating point number.</text:p>
      <text:p text:style-name="P9">3.8. BYTES</text:p>
      <text:p text:style-name="P9"><text:span text:style-name="T17"><text:tab/>The “BYTES” data type has a data type value of 0x07. The associated value should be the length of the byte data, encoded as a 64-bit little-endian unsigned integer, </text:span><text:span text:style-name="T23">followed by the byte data itself. The “BYTES” data type represents raw byte data, or a bytearray.</text:span></text:p>
      <text:p text:style-name="P9">3.9. BOOL</text:p>
      <text:p text:style-name="P5"><text:soft-page-break/><text:tab/><text:span text:style-name="T33">The “BOOL” data type has a data type value of 0x08. The associated value should be a single byte, either 0x00 or 0xFF. Values of 0x00 represent a boolean value of “false”, while values of 0xFF represent a boolean value of “true”. The “BOOL” data type represents a boolean value.</text:span></text:p>
      <text:p text:style-name="P10">4. NOTES ON IMPLEMENTATION</text:p>
      <text:p text:style-name="P10">4.1. FILE EXTENSIONS</text:p>
      <text:p text:style-name="P26"><text:span text:style-name="T35"><text:tab/>It is recommended that CBF files use the “.cbf” file extension, although this is not required. Compressed CBF files should NOT use the “.cbf” file extension, but may use a variation of the “.cbf” extension, such as “.cbf.gz” or “.gcbf” for gunzip-compreseed CBF fil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font-name="Symbol" fo:font-family="Symbol" style:font-family-generic="roman"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18H19M44S</meta:editing-duration>
    <meta:editing-cycles>18</meta:editing-cycles>
    <meta:generator>LibreOffice/7.4.3.2$Windows_X86_64 LibreOffice_project/1048a8393ae2eeec98dff31b5c133c5f1d08b890</meta:generator>
    <dc:date>2023-03-07T21:44:15.821000000</dc:date>
    <meta:print-date>2023-01-08T20:18:06.630000000</meta:print-date>
    <meta:document-statistic meta:table-count="0" meta:image-count="0" meta:object-count="0" meta:page-count="5" meta:paragraph-count="72" meta:word-count="1193" meta:character-count="7122" meta:non-whitespace-character-count="5967"/>
  </office:meta>
</office:document-meta>
</file>